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automatic-styles>
    <style:style style:name="P1" style:parent-style-name="Standard" style:master-page-name="MPF0" style:family="paragraph">
      <style:paragraph-properties fo:break-before="page" fo:text-align="center" fo:margin-bottom="0in" fo:line-height="100%"/>
      <style:text-properties style:font-name-complex="Calibri" fo:color="#4472C4" fo:font-size="14pt" style:font-size-asian="14pt" style:font-size-complex="14pt" fo:background-color="#FFFFFF"/>
    </style:style>
    <style:style style:name="P3" style:parent-style-name="Standard" style:family="paragraph">
      <style:paragraph-properties fo:text-align="center" fo:margin-bottom="0in" fo:line-height="100%"/>
      <style:text-properties style:font-name-complex="Calibri" fo:color="#4472C4" fo:font-size="14pt" style:font-size-asian="14pt" style:font-size-complex="14pt" fo:background-color="#FFFFFF"/>
    </style:style>
    <style:style style:name="P4" style:parent-style-name="Standard" style:family="paragraph">
      <style:paragraph-properties fo:text-align="center" fo:margin-bottom="0in" fo:line-height="100%"/>
    </style:style>
    <style:style style:name="P5" style:parent-style-name="Standard" style:family="paragraph">
      <style:paragraph-properties fo:text-align="center"/>
      <style:text-properties style:font-name-complex="Calibri" fo:color="#4472C4" fo:background-color="#FFFFFF"/>
    </style:style>
    <style:style style:name="P6" style:parent-style-name="Standard" style:family="paragraph">
      <style:paragraph-properties fo:text-align="center"/>
      <style:text-properties style:font-name-complex="Calibri" fo:color="#4472C4" fo:background-color="#FFFFFF"/>
    </style:style>
    <style:style style:name="P7" style:parent-style-name="Standard" style:family="paragraph">
      <style:paragraph-properties fo:text-align="justify"/>
      <style:text-properties style:font-name-complex="Calibri"/>
    </style:style>
    <style:style style:name="P8" style:parent-style-name="Standard" style:family="paragraph">
      <style:paragraph-properties fo:text-align="justify"/>
    </style:style>
    <style:style style:name="T9" style:parent-style-name="Absatz-Standardschriftart" style:family="text">
      <style:text-properties style:font-name-complex="Calibri"/>
    </style:style>
    <style:style style:name="T10" style:parent-style-name="Absatz-Standardschriftart" style:family="text">
      <style:text-properties style:font-name-complex="Calibri"/>
    </style:style>
    <style:style style:name="T11" style:parent-style-name="Absatz-Standardschriftart" style:family="text">
      <style:text-properties style:font-name-complex="Calibri" fo:language="ru" fo:country="BY"/>
    </style:style>
    <style:style style:name="T12" style:parent-style-name="Absatz-Standardschriftart" style:family="text">
      <style:text-properties style:font-name-complex="Calibri"/>
    </style:style>
    <style:style style:name="T13" style:parent-style-name="Absatz-Standardschriftart" style:family="text">
      <style:text-properties style:font-name-complex="Calibri" fo:language="ru" fo:country="BY"/>
    </style:style>
    <style:style style:name="T14" style:parent-style-name="Absatz-Standardschriftart" style:family="text">
      <style:text-properties style:font-name-complex="Calibri"/>
    </style:style>
    <style:style style:name="T15" style:parent-style-name="Absatz-Standardschriftart" style:family="text">
      <style:text-properties style:font-name-complex="Calibri" fo:language="ru" fo:country="BY"/>
    </style:style>
    <style:style style:name="T16" style:parent-style-name="Absatz-Standardschriftart" style:family="text">
      <style:text-properties style:font-name-complex="Calibri"/>
    </style:style>
    <style:style style:name="P17" style:parent-style-name="Standard" style:family="paragraph">
      <style:paragraph-properties fo:text-align="justify"/>
      <style:text-properties style:font-name-complex="Calibri"/>
    </style:style>
    <style:style style:name="P18" style:parent-style-name="Standard" style:family="paragraph">
      <style:paragraph-properties fo:text-align="justify"/>
      <style:text-properties style:font-name-complex="Calibri"/>
    </style:style>
    <style:style style:name="P19" style:parent-style-name="Standard" style:family="paragraph">
      <style:paragraph-properties fo:text-align="justify"/>
      <style:text-properties style:font-name-complex="Calibri"/>
    </style:style>
    <style:style style:name="P20" style:parent-style-name="Standard" style:family="paragraph">
      <style:paragraph-properties fo:text-align="justify"/>
      <style:text-properties style:font-name-complex="Calibri"/>
    </style:style>
    <style:style style:name="P21" style:parent-style-name="Standard" style:family="paragraph">
      <style:paragraph-properties fo:text-align="justify"/>
      <style:text-properties style:font-name-complex="Calibri"/>
    </style:style>
    <style:style style:name="P22" style:parent-style-name="Standard" style:family="paragraph">
      <style:paragraph-properties fo:text-align="justify"/>
      <style:text-properties style:font-name-complex="Calibri"/>
    </style:style>
    <style:style style:name="P23" style:parent-style-name="Standard" style:family="paragraph">
      <style:paragraph-properties fo:text-align="justify"/>
      <style:text-properties style:font-name-complex="Calibri"/>
    </style:style>
    <style:style style:name="P24" style:parent-style-name="Standard" style:family="paragraph">
      <style:paragraph-properties fo:text-align="justify"/>
      <style:text-properties style:font-name-complex="Calibri"/>
    </style:style>
    <style:style style:name="P25" style:parent-style-name="Standard" style:family="paragraph">
      <style:paragraph-properties fo:text-align="justify"/>
      <style:text-properties style:font-name-complex="Calibri"/>
    </style:style>
    <style:style style:name="P26" style:parent-style-name="Standard" style:family="paragraph">
      <style:paragraph-properties fo:text-align="justify"/>
      <style:text-properties style:font-name-complex="Calibri"/>
    </style:style>
    <style:style style:name="P27" style:parent-style-name="Standard" style:family="paragraph">
      <style:paragraph-properties fo:text-align="justify"/>
      <style:text-properties style:font-name-complex="Calibri"/>
    </style:style>
    <style:style style:name="P28" style:parent-style-name="Standard" style:family="paragraph">
      <style:paragraph-properties fo:text-align="justify"/>
      <style:text-properties style:font-name-complex="Calibri"/>
    </style:style>
    <style:style style:name="P29" style:parent-style-name="Standard" style:family="paragraph">
      <style:paragraph-properties fo:text-align="justify"/>
      <style:text-properties style:font-name-complex="Calibri"/>
    </style:style>
    <style:style style:name="P30" style:parent-style-name="Standard" style:family="paragraph">
      <style:paragraph-properties fo:text-align="justify"/>
      <style:text-properties style:font-name-complex="Calibri"/>
    </style:style>
    <style:style style:name="P31" style:parent-style-name="Standard" style:family="paragraph">
      <style:paragraph-properties fo:text-align="justify"/>
      <style:text-properties style:font-name-complex="Calibri"/>
    </style:style>
    <style:style style:name="P32" style:parent-style-name="Standard" style:family="paragraph">
      <style:paragraph-properties fo:text-align="justify"/>
      <style:text-properties style:font-name-complex="Calibri"/>
    </style:style>
    <style:style style:name="P33" style:parent-style-name="Standard" style:family="paragraph">
      <style:paragraph-properties fo:text-align="justify"/>
    </style:style>
    <style:style style:name="T34" style:parent-style-name="Absatz-Standardschriftart" style:family="text">
      <style:text-properties style:font-name-complex="Calibri"/>
    </style:style>
    <style:style style:name="T35" style:parent-style-name="Fußnotenzeichen" style:family="text">
      <style:text-properties style:font-name-complex="Calibri"/>
    </style:style>
    <style:style style:name="T36" style:parent-style-name="Absatz-Standardschriftart" style:family="text">
      <style:text-properties style:font-name-complex="Calibri"/>
    </style:style>
    <style:style style:name="T37" style:parent-style-name="Absatz-Standardschriftart" style:family="text">
      <style:text-properties style:font-name-complex="Calibri"/>
    </style:style>
    <style:style style:name="T38" style:parent-style-name="Absatz-Standardschriftart" style:family="text">
      <style:text-properties style:font-name-complex="Calibri" fo:language="ru" fo:country="BY"/>
    </style:style>
    <style:style style:name="P39" style:parent-style-name="Standard" style:family="paragraph">
      <style:paragraph-properties fo:text-align="justify"/>
    </style:style>
    <style:style style:name="T40" style:parent-style-name="Absatz-Standardschriftart" style:family="text">
      <style:text-properties style:font-name-complex="Calibri"/>
    </style:style>
    <style:style style:name="T41" style:parent-style-name="Absatz-Standardschriftart" style:family="text">
      <style:text-properties style:font-name-complex="Calibri" fo:language="ru" fo:country="BY"/>
    </style:style>
    <style:style style:name="T42" style:parent-style-name="Absatz-Standardschriftart" style:family="text">
      <style:text-properties style:font-name-complex="Calibri"/>
    </style:style>
    <style:style style:name="T43" style:parent-style-name="Absatz-Standardschriftart" style:family="text">
      <style:text-properties style:font-name-complex="Calibri" fo:language="ru" fo:country="BY"/>
    </style:style>
    <style:style style:name="T44" style:parent-style-name="Absatz-Standardschriftart" style:family="text">
      <style:text-properties style:font-name-complex="Calibri"/>
    </style:style>
    <style:style style:name="T45" style:parent-style-name="Absatz-Standardschriftart" style:family="text">
      <style:text-properties style:font-name-complex="Calibri" fo:language="ru" fo:country="BY"/>
    </style:style>
    <style:style style:name="T46" style:parent-style-name="Absatz-Standardschriftart" style:family="text">
      <style:text-properties style:font-name-complex="Calibri"/>
    </style:style>
    <style:style style:name="T47" style:parent-style-name="Absatz-Standardschriftart" style:family="text">
      <style:text-properties style:font-name-complex="Calibri" fo:language="ru" fo:country="BY"/>
    </style:style>
    <style:style style:name="T48" style:parent-style-name="Absatz-Standardschriftart" style:family="text">
      <style:text-properties style:font-name-complex="Calibri"/>
    </style:style>
    <style:style style:name="P49" style:parent-style-name="Standard" style:family="paragraph">
      <style:paragraph-properties fo:text-align="justify"/>
    </style:style>
    <style:style style:name="T50" style:parent-style-name="Absatz-Standardschriftart" style:family="text">
      <style:text-properties style:font-name-complex="Calibri"/>
    </style:style>
    <style:style style:name="T51" style:parent-style-name="Absatz-Standardschriftart" style:family="text">
      <style:text-properties style:font-name-complex="Calibri" fo:language="ru" fo:country="BY"/>
    </style:style>
    <style:style style:name="T52" style:parent-style-name="Absatz-Standardschriftart" style:family="text">
      <style:text-properties style:font-name-complex="Calibri"/>
    </style:style>
    <style:style style:name="T53" style:parent-style-name="Absatz-Standardschriftart" style:family="text">
      <style:text-properties style:font-name-complex="Calibri" fo:language="ru" fo:country="BY"/>
    </style:style>
    <style:style style:name="T54" style:parent-style-name="Absatz-Standardschriftart" style:family="text">
      <style:text-properties style:font-name-complex="Calibri"/>
    </style:style>
    <style:style style:name="P55" style:parent-style-name="Standard" style:family="paragraph">
      <style:text-properties style:font-name="Calibri" style:font-name-complex="Calibri" fo:font-weight="bold" style:font-weight-asian="bold" style:font-weight-complex="bold"/>
    </style:style>
    <style:style style:name="P56" style:parent-style-name="Standard" style:family="paragraph">
      <style:paragraph-properties fo:text-align="justify"/>
    </style:style>
    <style:style style:name="P57" style:parent-style-name="Standard" style:family="paragraph">
      <style:paragraph-properties fo:text-align="justify"/>
    </style:style>
  </office:automatic-styles>
  <office:body>
    <office:text text:use-soft-page-breaks="true">
      <text:p text:style-name="P1">Statistischer Bericht</text:p>
      <text:p text:style-name="P3">SARS-CoV-2-Pandemie in Berlin von 12.02.2020 bis 23.12.2022</text:p>
      <text:p text:style-name="P4"/>
      <text:p text:style-name="P5">Simone Krügel<text:tab/><text:tab/>Irina Tutaeva</text:p>
      <text:p text:style-name="P6">s582198<text:tab/><text:tab/>s0582520</text:p>
      <text:p text:style-name="P7">Im Bericht werden die Entwicklung von der<text:s/>SARS-CoV-2-Pandemie im Bundesland Berlin im Zeitraum von 12.02.2020 bis 23.12.2022 anhand der vom Robert Koch-Institut stammenden Daten betrachtet.</text:p>
      <text:p text:style-name="P8"><text:span text:style-name="T9">Die Shiny-App „SARS-CoV-2-Pandemie“ stellt in den interaktiven Visualisierungen der Verlauf von der Coronavi</text:span><text:span text:style-name="T10">rus SARS-CoV-2 Infektionskrankheit dar. Aus den</text:span><text:span text:style-name="T11"><text:s/>Barplot-</text:span><text:span text:style-name="T12">, Mosaikplot- und Zeitreihend</text:span><text:span text:style-name="T13">iagrammen</text:span><text:span text:style-name="T14"><text:s/>lassen sich verschiedene</text:span><text:span text:style-name="T15"><text:s/>Informationen</text:span><text:span text:style-name="T16"><text:s/>entnehmen.</text:span></text:p>
      <text:p text:style-name="P17">In der App kann der Auswahl der Typen der Grunddatensatz festgelegt werden.</text:p>
      <text:p text:style-name="P18">Diese Auswahl stellt die Spalten des Datenmodells dar. Zum Beispiel wird der Typ „Geschlechter“ <text:s/>ausgewählt, sind die Spalten in diesem Fall „M“ (für männlich), „W“ (für weiblich) und „Unbekannt“.<text:s/></text:p>
      <text:p text:style-name="P19">Das Feld „Falltypen“ stellt die Zeilen des Datenmodells dar. Dies ermöglicht die Auswahl von<text:s/>Daten die miteinander verglichen werden sollen. Für jeden Falltypen wird dann eine Zeile zum Datenmodell hinzugefügt.</text:p>
      <text:p text:style-name="P20">Beispielsweise werden die Falltypen „Todesfälle“ und „Genesen“ ausgewählt und als Typ „Geschlechter“, erhält man eine Tabelle mit drei Spalten, „M“, „W“ und „Unbekannt“ und zwei Zeilen, wobei eine Zeile die „Todesfälle“ für jeweils „M“, „W“, und „unbekannt“ enthält und die andere Zeile enthält „genesen“ für „M“, „W“, und „unbekannt“.</text:p>
      <text:p text:style-name="P21">Die Spalten und Zeilen des Modells, werden entsprechend der Auswahl in Typen und Falltypen benannt.</text:p>
      <text:p text:style-name="P22">Mit dem Auswahlfeld „Darstellung“ kann man die Zieldarstellung wählen. Jede Darstellung stellt die Daten in einer unterschiedlichen Form mit unterschiedlichen Chart-Typen dar.</text:p>
      <text:p text:style-name="P23">Je nach gesuchter Information kann ein<text:s/>Chart-Typ aufschlussreicher sein als ein anderer, so bietet bei wenigen zu vergleichenden Datensätzen der Mosaik-Typ eine bessere und übersichtlichere Darstellung als der Barplot, dieser hingegen eignet sich bei größeren Datenmengen besser, um die Relationen genauer betrachten zu können. Der Barplot stellt auch Fälle, Todesfälle und Genesungen jeweils als einzelne Balken in entsprechenden Farben entweder horizontal oder vertikal dar und lässt sich Daten sowohl in absoluten Zahlen als auch in der relativen<text:s/>Häufigkeiten veranschaulichen.<text:s/></text:p>
      <text:p text:style-name="P24">Je nachdem welcher Typ bei der Spaltenauswahl ausgewählt wurde, können die Spalten des entsprechenden Typen durch Checkboxen aus- und eingeblendet werden.</text:p>
      <text:p text:style-name="P25">Zum Beispiel wird der Typ „Geschlechter“ ausgewählt, lassen sich „M“,<text:s/>„W“, und „unbekannt“ einzeln aktivieren und deaktivieren, um den Plot weiter zu filtern.</text:p>
      <text:p text:style-name="P26">Betrachtet man das Merkmal Geschlecht, wird ersichtlich, dass mehr weibliche Merkmalsträger infiziert gewesen sind als männliche Merkmalsträger. Davon sind ca. 95% genesen, während es bei ca. 5% nur wenige Todesfälle gab. Unter den Todesfällen, sind etwas mehr männliche Personen zu verzeichnen.</text:p>
      <text:p text:style-name="P27">Bei den Altersgruppen, liegt<text:s/>die höchste Infektionsrate bei den 35-59 Jährigen, gefolgt von den 15-34 Jährigen. Die geringste Infektionsrate, ausgenommen die Altersgruppe „unbekannt“, welche in diesem Fall nicht interpretiert werden kann, ist bei den 0-4 Jährigen, dicht gefolgt von den Personen<text:s/><text:soft-page-break/>über 80, zu finden. Dies legt den Schluss nahe, dass diese Altersgruppen meist ein eher isoliertes Alltagsleben führen. Viele Kinder von 0-4 besuchen noch keine Kindertagesstätte und sind viel zuhause im engsten Personenkreis der Familie, während viele Personen über 80 ebenfalls alleine oder mit nur wenigen Kontakten ein eher isoliertes Leben führen und sich hauptsächlich in den eigenen vier Wänden aufhalten.</text:p>
      <text:p text:style-name="P28">Die Altersgruppen mit den für gewöhnlich aktivsten Lebensstilen, beeinflusst durch Beruf und Schule, also die 15-59-Jährigen, weisen auch die häufigsten Infektionen auf.<text:s/></text:p>
      <text:p text:style-name="P29">Die Todesfälle sind bei den Personen über 80 am höchsten, obwohl diese die zweit geringsten Infektionsfälle aufweisen. Daraus lässt sich schließen, das Covid-19 für diese Altersgruppe besonders gefährlich ist, während alle Altersgruppen unter 60 kaum Todesfälle verzeichnen.</text:p>
      <text:p text:style-name="P30">Der Mosaikplot veranschaulicht auch den Zusammenhang zwischen der Anzahl von Genesenen und Verstorbenen und Altersgruppen. Der Cramers V mit dem Wert 0,293 bestätigt, dass einen Zusammenhang zwischen den Merkmalen existiert. In Fällen mit Bezirken und Geschlechtern beträgt der Cramers V entsprechend 0,034 und 0,022, was Zusammenhang nah null bedeutet.</text:p>
      <text:p text:style-name="P31">Bei der Betrachtung vom Typ „Bezirke“ nach absoluten Zahlen ist die maximale Anzahl der Covid-19 Fälle nach Bezirken fällt auf den Bezirk Friedrichshain-Kreuzberg und beträgt 29290 Fälle. Die geringste Anzahl von Covid-19 Fällen 17089 wird im Bezirk Mitte beobachtet, was um 58,34% weniger als in Friedrichshain-Kreuzberg. Dabei wird die minimale Anzahl der Todesfälle in Friedrichshain-Kreuzberg registriert - 215 Todesfälle und die maximale Anzahl im Bezirk Tempelhof-Schöneberg - 581 Todesfälle.</text:p>
      <text:p text:style-name="P32">Bei der Korrelation mit der Bezirksbevölkerungsgröße werden auch die<text:s/>höchsten Fallzahlen im Bezirk Friedrichshain-Kreuzberg beobachtet, was 10% relative Häufigkeit beträgt. Die geringste relative Häufigkeit ist im Bezirk Lichtenberg – 5%. Die relative Häufigkeit der Todesfälle nach der Bezirksbevölkerungsgröße stellt dar,<text:s/>dass die niedrigste Todesrate wird in Friedrichshain-Kreuzberg beobachtet – 0,073% und die höchste in Tempelhof-Schöneberg – 0,19%.</text:p>
      <text:p text:style-name="P33"><text:span text:style-name="T34">Die Darstellungen „Zeitreihe“ und „Trend“</text:span><text:span text:style-name="T35"><text:note text:note-class="footnote" text:id="_ftn0"><text:note-citation text:label=""></text:note-citation><text:note-body><text:p text:style-name="Fußnotentext"><text:s/>Im Trend wird die Methode „gam“ und die Formel „y ~ s(x, bs = "cs")“ verwendet.</text:p></text:note-body></text:note></text:span><text:span text:style-name="T36"><text:s/>werden die Zeitverläufe auf der x-Achse und die Fälle pro Zeiteinheit auf der y-Achse dargestellt. Mit der blauen Farbe wird die Anzahl der Covid-19 Fälle markiert, mit der roten Farbe – Anzahl der Todesfälle. Die höchste Anzahl von Krankheitsfällen wird<text:s/></text:span><text:span text:style-name="T37">im Zeitraum von Januar 2022 bis Mitte des Jahres beobachtet. Es ist auch auffällig, dass die Zahlen von Covid-19 Fällen im Jahr 2022 höher sind als davor.</text:span><text:span text:style-name="T38"><text:s/></text:span></text:p>
      <text:p text:style-name="P39"><text:span text:style-name="T40">D</text:span><text:span text:style-name="T41">ie<text:s/></text:span><text:span text:style-name="T42">Todesrate</text:span><text:span text:style-name="T43"><text:s/>bleibt über den<text:s/></text:span><text:span text:style-name="T44">gesamten<text:s/></text:span><text:span text:style-name="T45">Zeitraum auf dem gleichen<text:s/></text:span><text:span text:style-name="T46">niedrigen<text:s/></text:span><text:span text:style-name="T47">Niveau</text:span><text:span text:style-name="T48">.<text:s/></text:span><text:span text:style-name="rynqvb">Die Beobachtung d</text:span><text:span text:style-name="rynqvb">er älteren Altersgruppen stellt deutlichere Veränderungen in der Zahl der Todesfälle dar.</text:span></text:p>
      <text:p text:style-name="P49"><text:span text:style-name="T50">Bei der Betrachtung von Daten wird weiterhin</text:span><text:span text:style-name="T51"><text:s/>Saisonalität<text:s/></text:span><text:span text:style-name="T52">erkannt</text:span><text:span text:style-name="T53">, vermutlich mit einer Frequenz von einer Woche. Es ist zu erkennen,<text:s/></text:span><text:span text:style-name="T54">dass<text:s/></text:span><text:span text:style-name="rynqvb">auf fünf Tage mit großer An</text:span><text:span text:style-name="rynqvb">zahl von Erkrankungsmeldungen zwei Tage mit deutlich geringeren Anzahl der Erkrankungen folgen.</text:span></text:p>
      <text:p text:style-name="P55">Datenquelle:<text:s/></text:p>
      <text:p text:style-name="P56">Amt für Statistik Berlin-Brandenburg<text:s/>(2022, August)<text:s/>Einwohnerregisterstatistik.<text:s/>https://download.statistik-berlin-brandenburg.de/31b0e1f55fbede61/0a9d61e4323b/SB_A01-05-00_2022h01_BE.xlsx</text:p>
      <text:p text:style-name="P57"><text:a xlink:href="../Robert%20Koch%20Institut" office:target-frame-name="_top" xlink:show="replace">Robert Koch Institut</text:a>. COVID19 Berlin.<text:s/>https://npgeo-corona-npgeo-de.hub.arcgis.com/datasets/3949d6fd2dc74386b763e451f4c6e384_0/abou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Überschrift2" style:display-name="Überschrift 2" style:family="paragraph" style:parent-style-name="Standard" style:default-outline-level="2">
      <style:paragraph-properties style:vertical-align="auto"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de" style:country-asian="DE" fo:hyphenate="true"/>
    </style: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style:style style:name="HTMLVorformatiert" style:display-name="HTML Vorformatiert" style:family="paragraph" style:parent-style-name="Stand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de" style:country-asian="DE"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language-asian="de" style:country-asian="DE"/>
    </style:style>
    <style:style style:name="gnd-iwgdh3b" style:display-name="gnd-iwgdh3b" style:family="text" style:parent-style-name="Absatz-Standardschriftart"/>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Überschrift2Zchn" style:display-name="Überschrift 2 Zchn" style:family="text" style:parent-style-name="Absatz-Standardschriftart">
      <style:text-properties style:font-name="Times New Roman" style:font-name-asian="Times New Roman" fo:font-weight="bold" style:font-weight-asian="bold" style:font-weight-complex="bold" fo:font-size="18pt" style:font-size-asian="18pt" style:font-size-complex="18pt" style:language-asian="de" style:country-asian="DE"/>
    </style:style>
    <style:style style:name="Hervorhebung" style:display-name="Hervorhebung" style:family="text" style:parent-style-name="Absatz-Standardschriftart">
      <style:text-properties fo:font-style="italic" style:font-style-asian="italic" style:font-style-complex="italic"/>
    </style:style>
    <style:style style:name="rynqvb" style:display-name="rynqvb" style:family="text" style:parent-style-name="Absatz-Standardschriftart"/>
    <style:style style:name="gnd-iwgdb3b" style:display-name="gnd-iwgdb3b" style:family="text" style:parent-style-name="Absatz-Standardschriftart"/>
    <style:style style:name="Fußnotentext" style:display-name="Fußnotentext" style:family="paragraph" style:parent-style-name="Standard">
      <style:paragraph-properties fo:margin-bottom="0in" fo:line-height="100%"/>
      <style:text-properties fo:font-size="10pt" style:font-size-asian="10pt" style:font-size-complex="10pt" fo:hyphenate="false"/>
    </style:style>
    <style:style style:name="FußnotentextZchn" style:display-name="Fußnotentext Zchn" style:family="text" style:parent-style-name="Absatz-Standardschriftart">
      <style:text-properties fo:font-size="10pt" style:font-size-asian="10pt" style:font-size-complex="10pt"/>
    </style:style>
    <style:style style:name="Fußnotenzeichen" style:display-name="Fußnotenzeichen" style:family="text" style:parent-style-name="Absatz-Standardschriftart">
      <style:text-properties style:text-position="super 63.6%"/>
    </style:style>
    <style:style style:name="kgnlhe" style:display-name="kgnlhe" style:family="text" style:parent-style-name="Absatz-Standardschriftart"/>
    <style:style style:name="dshmm" style:display-name="dshmm" style:family="paragraph" style:parent-style-name="Standard">
      <style:paragraph-properties style:vertical-align="auto" fo:margin-top="0.0694in" fo:margin-bottom="0.0694in" fo:line-height="100%"/>
      <style:text-properties style:font-name="Times New Roman" style:font-name-asian="Times New Roman" fo:font-size="12pt" style:font-size-asian="12pt" style:font-size-complex="12pt" style:language-asian="de" style:country-asian="DE" fo:hyphenate="true"/>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ußzeile" style:family="paragraph">
      <style:paragraph-properties fo:text-align="center"/>
    </style:style>
  </office:automatic-styles>
  <office:master-styles>
    <style:master-page style:name="MP0" style:page-layout-name="PL0">
      <style:footer>
        <text:p text:style-name="P2">2</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wanpride</meta:initial-creator>
    <dc:creator>Irina Tutaeva</dc:creator>
    <meta:creation-date>2022-12-31T00:54:00Z</meta:creation-date>
    <dc:date>2023-01-15T19:25:00Z</dc:date>
    <meta:template xlink:href="Normal" xlink:type="simple"/>
    <meta:editing-cycles>17</meta:editing-cycles>
    <meta:editing-duration>PT0S</meta:editing-duration>
    <meta:document-statistic meta:page-count="2" meta:paragraph-count="13" meta:word-count="904" meta:character-count="6591" meta:row-count="47" meta:non-whitespace-character-count="5700"/>
  </office:meta>
</office:document-meta>
</file>